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6.05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15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lataforma:</text:p>
          </table:table-cell>
          <table:table-cell table:style-name="ce5" office:value-type="string" calcext:value-type="string">
            <text:p>EDU-CIAA-NXP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icro</text:p>
          </table:table-cell>
          <table:table-cell table:style-name="ce6" office:value-type="string" calcext:value-type="string">
            <text:p>LPC4337JBD14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AM [B]</text:p>
          </table:table-cell>
          <table:table-cell table:style-name="ce3" table:formula="of:=136*1024" office:value-type="float" office:value="139264" calcext:value-type="float">
            <text:p>139264</text:p>
          </table:table-cell>
          <table:table-cell office:value-type="string" calcext:value-type="string">
            <text:p>separada en 32k, 40k, 32k, 16+16k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LASH [B]</text:p>
          </table:table-cell>
          <table:table-cell table:style-name="ce3" table:formula="of:=1024*1024" office:value-type="float" office:value="1048576" calcext:value-type="float">
            <text:p>1048576</text:p>
          </table:table-cell>
          <table:table-cell office:value-type="string" calcext:value-type="string">
            <text:p>separada en dos bancos de 512k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atos de distribució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ero de fonos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Probabilidades de mezcla</text:p>
          </table:table-cell>
          <table:table-cell table:style-name="ce3" table:formula="of:=[.B11]*[.B9]*[.B8]*[.B7]" office:value-type="float" office:value="5568" calcext:value-type="float">
            <text:p>556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 de mezclas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Varianza de mezcla</text:p>
          </table:table-cell>
          <table:table-cell table:style-name="ce3" table:formula="of:=[.B10]*[.B9]*[.B8]*[.B7]*[.B11]" office:value-type="float" office:value="217152" calcext:value-type="float">
            <text:p>217152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dos por fono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edia de Mezcla</text:p>
          </table:table-cell>
          <table:table-cell table:style-name="ce3" table:formula="of:=[.B10]*[.B9]*[.B8]*[.B7]*[.B11]" office:value-type="float" office:value="217152" calcext:value-type="float">
            <text:p>217152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ámetros por estado</text:p>
          </table:table-cell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Gconst de Mezcla</text:p>
          </table:table-cell>
          <table:table-cell table:style-name="ce3" table:formula="of:=[.B11]*[.B9]*[.B8]*[.B7]" office:value-type="float" office:value="5568" calcext:value-type="float">
            <text:p>556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s por valor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Memoria FLASH USADA</text:p>
          </table:table-cell>
          <table:table-cell table:style-name="ce5" table:formula="of:=SUM([.D7:.D10])" office:value-type="float" office:value="445440" calcext:value-type="float">
            <text:p>445440</text:p>
          </table:table-cell>
          <table:table-cell table:style-name="ce1" office:value-type="string" calcext:value-type="string">
            <text:p>by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emoria FLASH RESTANTE</text:p>
          </table:table-cell>
          <table:table-cell table:style-name="ce5" table:formula="of:=[.B4]-[.D11]" office:value-type="float" office:value="603136" calcext:value-type="float">
            <text:p>603136</text:p>
          </table:table-cell>
          <table:table-cell table:style-name="ce1" office:value-type="string" calcext:value-type="string">
            <text:p>by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Datos para evalu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cuencia de muestreo</text:p>
          </table:table-cell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s por muestra (ADC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Fonemas por palabra</text:p>
          </table:table-cell>
          <table:table-cell/>
        </table:table-row>
        <table:table-row table:style-name="ro1">
          <table:table-cell table:style-name="ce1" office:value-type="string" calcext:value-type="string">
            <text:p>Segundos max en RAM</text:p>
          </table:table-cell>
          <table:table-cell table:style-name="ce7" table:formula="of:=[.B3]/([.B15]*[.B16])" office:value-type="float" office:value="4.352" calcext:value-type="float">
            <text:p>4,3520</text:p>
          </table:table-cell>
          <table:table-cell table:number-columns-repeated="3"/>
          <table:table-cell office:value-type="string" calcext:value-type="string">
            <text:p>c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undos límite establecidos</text:p>
          </table:table-cell>
          <table:table-cell office:value-type="float" office:value="1" calcext:value-type="float">
            <text:p>1</text:p>
          </table:table-cell>
          <table:table-cell table:formula="of:=[.B15]*[.B16]*[.B18]" office:value-type="float" office:value="32000" calcext:value-type="float">
            <text:p>32000</text:p>
          </table:table-cell>
          <table:table-cell office:value-type="string" calcext:value-type="string">
            <text:p>[bytes]</text:p>
          </table:table-cell>
          <table:table-cell/>
          <table:table-cell office:value-type="string" calcext:value-type="string">
            <text:p>u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tana cada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3"/>
          <table:table-cell office:value-type="string" calcext:value-type="string">
            <text:p>d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p a almacenar</text:p>
          </table:table-cell>
          <table:table-cell table:style-name="ce4" table:formula="of:=[.B18]/[.B19]*39" office:value-type="float" office:value="3900" calcext:value-type="float">
            <text:p>3900</text:p>
          </table:table-cell>
          <table:table-cell table:style-name="ce8" table:formula="of:=[.B20]*[.B11]" office:value-type="float" office:value="15600" calcext:value-type="float">
            <text:p>15600</text:p>
          </table:table-cell>
          <table:table-cell office:value-type="string" calcext:value-type="string">
            <text:p>[bytes]</text:p>
          </table:table-cell>
          <table:table-cell/>
          <table:table-cell office:value-type="string" calcext:value-type="string">
            <text:p>t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/>
          <table:table-cell table:number-columns-repeated="3"/>
          <table:table-cell office:value-type="string" calcext:value-type="string">
            <text:p>cuat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dos viterbi (para 1 palabra)</text:p>
          </table:table-cell>
          <table:table-cell table:number-columns-repeated="4"/>
          <table:table-cell office:value-type="string" calcext:value-type="string">
            <text:p>cin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formula="of:=[.B18]/[.B19]" office:value-type="float" office:value="100" calcext:value-type="float">
            <text:p>100</text:p>
          </table:table-cell>
          <table:table-cell table:formula="of:=[.B24]*[.B11]*2" office:value-type="float" office:value="120" calcext:value-type="float">
            <text:p>120</text:p>
          </table:table-cell>
          <table:table-cell office:value-type="string" calcext:value-type="string">
            <text:p>[bytes]</text:p>
          </table:table-cell>
          <table:table-cell/>
          <table:table-cell office:value-type="string" calcext:value-type="string">
            <text:p>se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[.G27]*[.B9]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i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ch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ev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promedio</text:p>
          </table:table-cell>
          <table:table-cell table:style-name="ce1" table:formula="of:=ROUNDUP(AVERAGE([.G17:.G26])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AM USADA (TOTAL)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18:.C23])" office:value-type="float" office:value="47720" calcext:value-type="float">
            <text:p>477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02:20:57.3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02:17:09.564000000</meta:creation-date>
    <dc:date>2016-11-14T02:21:07.310000000</dc:date>
    <meta:editing-duration>PT41M27S</meta:editing-duration>
    <meta:editing-cycles>11</meta:editing-cycles>
    <meta:generator>LibreOffice/4.3.6.2$Windows_x86 LibreOffice_project/d50a87b2e514536ed401c18000dad4660b6a169e</meta:generator>
    <meta:document-statistic meta:table-count="1" meta:cell-count="88" meta:object-count="0"/>
  </office:meta>
</office:document-meta>
</file>